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F000000DF12960A1C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092cm" svg:y="9.556cm">
            <draw:object draw:notify-on-update-of-ranges="Sheet1.B2:Sheet1.B17 Sheet1.C1:Sheet1.C1 Sheet1.C2:Sheet1.C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08cm" svg:y="12.148cm">
            <draw:object draw:notify-on-update-of-ranges="Sheet1.B2:Sheet1.B17 Sheet1.D1:Sheet1.D1 Sheet1.D2:Sheet1.D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pixel count</text:p>
          </table:table-cell>
          <table:table-cell office:value-type="string" calcext:value-type="string">
            <text:p>correlation coefficient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32*30</text:p>
          </table:table-cell>
          <table:table-cell table:formula="of:=32*30" office:value-type="float" office:value="960" calcext:value-type="float">
            <text:p>960</text:p>
          </table:table-cell>
          <table:table-cell office:value-type="float" office:value="0.959038" calcext:value-type="float">
            <text:p>0.959038</text:p>
          </table:table-cell>
          <table:table-cell office:value-type="float" office:value="0.395297" calcext:value-type="float">
            <text:p>0.395297</text:p>
          </table:table-cell>
          <table:table-cell/>
          <table:table-cell office:value-type="float" office:value="1.05557" calcext:value-type="float">
            <text:p>1.05557</text:p>
          </table:table-cell>
          <table:table-cell office:value-type="float" office:value="10.0109" calcext:value-type="float">
            <text:p>10.0109</text:p>
          </table:table-cell>
        </table:table-row>
        <table:table-row table:style-name="ro1">
          <table:table-cell office:value-type="string" calcext:value-type="string">
            <text:p>64*60</text:p>
          </table:table-cell>
          <table:table-cell table:formula="of:=64*60" office:value-type="float" office:value="3840" calcext:value-type="float">
            <text:p>3840</text:p>
          </table:table-cell>
          <table:table-cell office:value-type="float" office:value="0.973768" calcext:value-type="float">
            <text:p>0.973768</text:p>
          </table:table-cell>
          <table:table-cell office:value-type="float" office:value="0.795123" calcext:value-type="float">
            <text:p>0.795123</text:p>
          </table:table-cell>
          <table:table-cell/>
          <table:table-cell office:value-type="float" office:value="1.03777" calcext:value-type="float">
            <text:p>1.03777</text:p>
          </table:table-cell>
          <table:table-cell office:value-type="float" office:value="19.8861" calcext:value-type="float">
            <text:p>19.8861</text:p>
          </table:table-cell>
        </table:table-row>
        <table:table-row table:style-name="ro1">
          <table:table-cell office:value-type="string" calcext:value-type="string">
            <text:p>96*90</text:p>
          </table:table-cell>
          <table:table-cell table:formula="of:=96*90" office:value-type="float" office:value="8640" calcext:value-type="float">
            <text:p>8640</text:p>
          </table:table-cell>
          <table:table-cell office:value-type="float" office:value="0.980897" calcext:value-type="float">
            <text:p>0.980897</text:p>
          </table:table-cell>
          <table:table-cell office:value-type="float" office:value="1.39465" calcext:value-type="float">
            <text:p>1.39465</text:p>
          </table:table-cell>
          <table:table-cell/>
          <table:table-cell office:value-type="float" office:value="1.0002" calcext:value-type="float">
            <text:p>1.0002</text:p>
          </table:table-cell>
          <table:table-cell office:value-type="float" office:value="29.7127" calcext:value-type="float">
            <text:p>29.7127</text:p>
          </table:table-cell>
        </table:table-row>
        <table:table-row table:style-name="ro1">
          <table:table-cell office:value-type="string" calcext:value-type="string">
            <text:p>128*120</text:p>
          </table:table-cell>
          <table:table-cell table:formula="of:=128*120" office:value-type="float" office:value="15360" calcext:value-type="float">
            <text:p>15360</text:p>
          </table:table-cell>
          <table:table-cell office:value-type="float" office:value="0.985198" calcext:value-type="float">
            <text:p>0.985198</text:p>
          </table:table-cell>
          <table:table-cell office:value-type="float" office:value="2.31404" calcext:value-type="float">
            <text:p>2.31404</text:p>
          </table:table-cell>
          <table:table-cell/>
          <table:table-cell office:value-type="float" office:value="0.959429" calcext:value-type="float">
            <text:p>0.959429</text:p>
          </table:table-cell>
          <table:table-cell office:value-type="float" office:value="39.6412" calcext:value-type="float">
            <text:p>39.6412</text:p>
          </table:table-cell>
        </table:table-row>
        <table:table-row table:style-name="ro1">
          <table:table-cell office:value-type="string" calcext:value-type="string">
            <text:p>160*150</text:p>
          </table:table-cell>
          <table:table-cell table:formula="of:=160*150" office:value-type="float" office:value="24000" calcext:value-type="float">
            <text:p>24000</text:p>
          </table:table-cell>
          <table:table-cell office:value-type="float" office:value="0.987528" calcext:value-type="float">
            <text:p>0.987528</text:p>
          </table:table-cell>
          <table:table-cell office:value-type="float" office:value="3.59145" calcext:value-type="float">
            <text:p>3.59145</text:p>
          </table:table-cell>
          <table:table-cell/>
          <table:table-cell office:value-type="float" office:value="0.946201" calcext:value-type="float">
            <text:p>0.946201</text:p>
          </table:table-cell>
          <table:table-cell office:value-type="float" office:value="49.5335" calcext:value-type="float">
            <text:p>49.5335</text:p>
          </table:table-cell>
        </table:table-row>
        <table:table-row table:style-name="ro1">
          <table:table-cell office:value-type="string" calcext:value-type="string">
            <text:p>198*180</text:p>
          </table:table-cell>
          <table:table-cell table:formula="of:=192*180" office:value-type="float" office:value="34560" calcext:value-type="float">
            <text:p>34560</text:p>
          </table:table-cell>
          <table:table-cell office:value-type="float" office:value="0.988978" calcext:value-type="float">
            <text:p>0.988978</text:p>
          </table:table-cell>
          <table:table-cell office:value-type="float" office:value="4.95757" calcext:value-type="float">
            <text:p>4.95757</text:p>
          </table:table-cell>
          <table:table-cell/>
          <table:table-cell office:value-type="float" office:value="0.929747" calcext:value-type="float">
            <text:p>0.929747</text:p>
          </table:table-cell>
          <table:table-cell office:value-type="float" office:value="59.4328" calcext:value-type="float">
            <text:p>59.4328</text:p>
          </table:table-cell>
        </table:table-row>
        <table:table-row table:style-name="ro1">
          <table:table-cell office:value-type="string" calcext:value-type="string">
            <text:p>256*240</text:p>
          </table:table-cell>
          <table:table-cell table:formula="of:=256*240" office:value-type="float" office:value="61440" calcext:value-type="float">
            <text:p>61440</text:p>
          </table:table-cell>
          <table:table-cell office:value-type="float" office:value="0.990583" calcext:value-type="float">
            <text:p>0.990583</text:p>
          </table:table-cell>
          <table:table-cell office:value-type="float" office:value="8.22188" calcext:value-type="float">
            <text:p>8.22188</text:p>
          </table:table-cell>
          <table:table-cell/>
          <table:table-cell office:value-type="float" office:value="0.898968" calcext:value-type="float">
            <text:p>0.898968</text:p>
          </table:table-cell>
          <table:table-cell office:value-type="float" office:value="79.2152" calcext:value-type="float">
            <text:p>79.2152</text:p>
          </table:table-cell>
        </table:table-row>
        <table:table-row table:style-name="ro1">
          <table:table-cell office:value-type="string" calcext:value-type="string">
            <text:p>288*270</text:p>
          </table:table-cell>
          <table:table-cell table:formula="of:=288*270" office:value-type="float" office:value="77760" calcext:value-type="float">
            <text:p>77760</text:p>
          </table:table-cell>
          <table:table-cell office:value-type="float" office:value="0.991129" calcext:value-type="float">
            <text:p>0.991129</text:p>
          </table:table-cell>
          <table:table-cell office:value-type="float" office:value="10.451" calcext:value-type="float">
            <text:p>10.451</text:p>
          </table:table-cell>
          <table:table-cell/>
          <table:table-cell office:value-type="float" office:value="0.901527" calcext:value-type="float">
            <text:p>0.901527</text:p>
          </table:table-cell>
          <table:table-cell office:value-type="float" office:value="89.122" calcext:value-type="float">
            <text:p>89.122</text:p>
          </table:table-cell>
        </table:table-row>
        <table:table-row table:style-name="ro1">
          <table:table-cell office:value-type="string" calcext:value-type="string">
            <text:p>320*300</text:p>
          </table:table-cell>
          <table:table-cell table:formula="of:=320*300" office:value-type="float" office:value="96000" calcext:value-type="float">
            <text:p>96000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3.36448" calcext:value-type="float">
            <text:p>3.36448</text:p>
          </table:table-cell>
          <table:table-cell/>
          <table:table-cell office:value-type="float" office:value="0.89548" calcext:value-type="float">
            <text:p>0.89548</text:p>
          </table:table-cell>
          <table:table-cell office:value-type="float" office:value="99.0274" calcext:value-type="float">
            <text:p>99.0274</text:p>
          </table:table-cell>
        </table:table-row>
        <table:table-row table:style-name="ro1">
          <table:table-cell office:value-type="string" calcext:value-type="string">
            <text:p>352*330</text:p>
          </table:table-cell>
          <table:table-cell table:formula="of:=352*330" office:value-type="float" office:value="116160" calcext:value-type="float">
            <text:p>116160</text:p>
          </table:table-cell>
          <table:table-cell office:value-type="float" office:value="0.991783" calcext:value-type="float">
            <text:p>0.991783</text:p>
          </table:table-cell>
          <table:table-cell office:value-type="float" office:value="16.3009" calcext:value-type="float">
            <text:p>16.3009</text:p>
          </table:table-cell>
          <table:table-cell/>
          <table:table-cell office:value-type="float" office:value="0.861796" calcext:value-type="float">
            <text:p>0.861796</text:p>
          </table:table-cell>
          <table:table-cell office:value-type="float" office:value="108.926" calcext:value-type="float">
            <text:p>108.926</text:p>
          </table:table-cell>
        </table:table-row>
        <table:table-row table:style-name="ro1">
          <table:table-cell office:value-type="string" calcext:value-type="string">
            <text:p>384*360</text:p>
          </table:table-cell>
          <table:table-cell table:formula="of:=384*360" office:value-type="float" office:value="138240" calcext:value-type="float">
            <text:p>138240</text:p>
          </table:table-cell>
          <table:table-cell office:value-type="float" office:value="0.992004" calcext:value-type="float">
            <text:p>0.992004</text:p>
          </table:table-cell>
          <table:table-cell office:value-type="float" office:value="38.7784" calcext:value-type="float">
            <text:p>38.7784</text:p>
          </table:table-cell>
          <table:table-cell/>
          <table:table-cell office:value-type="float" office:value="0.844372" calcext:value-type="float">
            <text:p>0.844372</text:p>
          </table:table-cell>
          <table:table-cell office:value-type="float" office:value="118.819" calcext:value-type="float">
            <text:p>118.819</text:p>
          </table:table-cell>
        </table:table-row>
        <table:table-row table:style-name="ro1">
          <table:table-cell office:value-type="string" calcext:value-type="string">
            <text:p>416*390</text:p>
          </table:table-cell>
          <table:table-cell table:formula="of:=416*390" office:value-type="float" office:value="162240" calcext:value-type="float">
            <text:p>162240</text:p>
          </table:table-cell>
          <table:table-cell office:value-type="float" office:value="0.992261" calcext:value-type="float">
            <text:p>0.992261</text:p>
          </table:table-cell>
          <table:table-cell office:value-type="float" office:value="43.9095" calcext:value-type="float">
            <text:p>43.9095</text:p>
          </table:table-cell>
          <table:table-cell/>
          <table:table-cell office:value-type="float" office:value="0.930196" calcext:value-type="float">
            <text:p>0.930196</text:p>
          </table:table-cell>
          <table:table-cell office:value-type="float" office:value="128.717" calcext:value-type="float">
            <text:p>128.717</text:p>
          </table:table-cell>
        </table:table-row>
        <table:table-row table:style-name="ro1">
          <table:table-cell office:value-type="string" calcext:value-type="string">
            <text:p>448*420</text:p>
          </table:table-cell>
          <table:table-cell table:formula="of:=448*420" office:value-type="float" office:value="188160" calcext:value-type="float">
            <text:p>188160</text:p>
          </table:table-cell>
          <table:table-cell office:value-type="float" office:value="0.992402" calcext:value-type="float">
            <text:p>0.992402</text:p>
          </table:table-cell>
          <table:table-cell office:value-type="float" office:value="50.576" calcext:value-type="float">
            <text:p>50.576</text:p>
          </table:table-cell>
          <table:table-cell/>
          <table:table-cell office:value-type="float" office:value="0.807958" calcext:value-type="float">
            <text:p>0.807958</text:p>
          </table:table-cell>
          <table:table-cell office:value-type="float" office:value="138.622" calcext:value-type="float">
            <text:p>138.622</text:p>
          </table:table-cell>
        </table:table-row>
        <table:table-row table:style-name="ro1">
          <table:table-cell office:value-type="string" calcext:value-type="string">
            <text:p>480*450</text:p>
          </table:table-cell>
          <table:table-cell table:formula="of:=480*450" office:value-type="float" office:value="216000" calcext:value-type="float">
            <text:p>216000</text:p>
          </table:table-cell>
          <table:table-cell office:value-type="float" office:value="0.992604" calcext:value-type="float">
            <text:p>0.992604</text:p>
          </table:table-cell>
          <table:table-cell office:value-type="float" office:value="2.79699" calcext:value-type="float">
            <text:p>2.79699</text:p>
          </table:table-cell>
          <table:table-cell/>
          <table:table-cell office:value-type="float" office:value="0.929466" calcext:value-type="float">
            <text:p>0.929466</text:p>
          </table:table-cell>
          <table:table-cell office:value-type="float" office:value="148.517" calcext:value-type="float">
            <text:p>148.517</text:p>
          </table:table-cell>
        </table:table-row>
        <table:table-row table:style-name="ro1">
          <table:table-cell office:value-type="string" calcext:value-type="string">
            <text:p>496*465</text:p>
          </table:table-cell>
          <table:table-cell table:formula="of:=496*465" office:value-type="float" office:value="230640" calcext:value-type="float">
            <text:p>230640</text:p>
          </table:table-cell>
          <table:table-cell office:value-type="float" office:value="0.992686" calcext:value-type="float">
            <text:p>0.992686</text:p>
          </table:table-cell>
          <table:table-cell office:value-type="float" office:value="64.0795" calcext:value-type="float">
            <text:p>64.0795</text:p>
          </table:table-cell>
          <table:table-cell/>
          <table:table-cell office:value-type="float" office:value="0.786784" calcext:value-type="float">
            <text:p>0.786784</text:p>
          </table:table-cell>
          <table:table-cell office:value-type="float" office:value="153.473" calcext:value-type="float">
            <text:p>153.473</text:p>
          </table:table-cell>
        </table:table-row>
        <table:table-row table:style-name="ro1">
          <table:table-cell office:value-type="string" calcext:value-type="string">
            <text:p>512*480</text:p>
          </table:table-cell>
          <table:table-cell table:formula="of:=512*480" office:value-type="float" office:value="245760" calcext:value-type="float">
            <text:p>245760</text:p>
          </table:table-cell>
          <table:table-cell office:value-type="float" office:value="0.992845" calcext:value-type="float">
            <text:p>0.992845</text:p>
          </table:table-cell>
          <table:table-cell office:value-type="float" office:value="66.7146" calcext:value-type="float">
            <text:p>66.7146</text:p>
          </table:table-cell>
          <table:table-cell/>
          <table:table-cell office:value-type="float" office:value="0.771396" calcext:value-type="float">
            <text:p>0.771396</text:p>
          </table:table-cell>
          <table:table-cell office:value-type="float" office:value="158.425" calcext:value-type="float">
            <text:p>158.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2:10.499257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5:18:29.990029756</meta:creation-date>
    <meta:generator>LibreOffice/4.2.8.2$Linux_X86_64 LibreOffice_project/420m0$Build-2</meta:generator>
    <dc:date>2016-03-02T10:18:27.077286684</dc:date>
    <meta:editing-duration>PT48M58S</meta:editing-duration>
    <meta:editing-cycles>5</meta:editing-cycles>
    <meta:document-statistic meta:table-count="1" meta:cell-count="1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CPU Implementation</text:p>
        </chart:title>
        <chart:subtitle svg:x="4.794cm" svg:y="1.301cm" chart:style-name="ch3">
          <text:p>Correlation Coefficient vs pixel count</text:p>
        </chart:subtitle>
        <chart:plot-area chart:style-name="ch4" table:cell-range-address="Sheet1.B2:Sheet1.C17 Sheet1.C1:Sheet1.C1" chart:data-source-has-labels="row" svg:x="1.331cm" svg:y="2.19cm" svg:width="14.349cm" svg:height="5.649cm">
          <chartooo:coordinate-region svg:x="2.243cm" svg:y="2.389cm" svg:width="12.88cm" svg:height="4.803cm"/>
          <chart:axis chart:dimension="x" chart:name="primary-x" chart:style-name="ch5">
            <chart:title svg:x="7.614cm" svg:y="8.019cm" chart:style-name="ch6">
              <text:p>Pixel Count</text:p>
            </chart:title>
          </chart:axis>
          <chart:axis chart:dimension="y" chart:name="primary-y" chart:style-name="ch5">
            <chart:title svg:x="0.451cm" svg:y="6.672cm" chart:style-name="ch7">
              <text:p>Correlation Coefficient</text:p>
            </chart:title>
            <chart:grid chart:style-name="ch8" chart:class="major"/>
          </chart:axis>
          <chart:series chart:style-name="ch9" chart:values-cell-range-address="Sheet1.C2:Sheet1.C17" chart:label-cell-address="Sheet1.C1:Sheet1.C1" chart:class="chart:scatter">
            <chart:domain table:cell-range-address="Sheet1.B2:Sheet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rrelation coeffici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">
                <text:p>960</text:p>
                <draw:g>
                  <svg:desc>Sheet1.B2:Sheet1.B17</svg:desc>
                </draw:g>
              </table:table-cell>
              <table:table-cell office:value-type="float" office:value="0.959038">
                <text:p>0.959038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0">
                <text:p>3840</text:p>
              </table:table-cell>
              <table:table-cell office:value-type="float" office:value="0.973768">
                <text:p>0.973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40">
                <text:p>8640</text:p>
              </table:table-cell>
              <table:table-cell office:value-type="float" office:value="0.980897">
                <text:p>0.980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0">
                <text:p>15360</text:p>
              </table:table-cell>
              <table:table-cell office:value-type="float" office:value="0.985198">
                <text:p>0.985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0">
                <text:p>24000</text:p>
              </table:table-cell>
              <table:table-cell office:value-type="float" office:value="0.987528">
                <text:p>0.987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60">
                <text:p>34560</text:p>
              </table:table-cell>
              <table:table-cell office:value-type="float" office:value="0.988978">
                <text:p>0.988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40">
                <text:p>61440</text:p>
              </table:table-cell>
              <table:table-cell office:value-type="float" office:value="0.990583">
                <text:p>0.9905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760">
                <text:p>77760</text:p>
              </table:table-cell>
              <table:table-cell office:value-type="float" office:value="0.991129">
                <text:p>0.991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0">
                <text:p>96000</text:p>
              </table:table-cell>
              <table:table-cell office:value-type="float" office:value="0.991497">
                <text:p>0.991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160">
                <text:p>116160</text:p>
              </table:table-cell>
              <table:table-cell office:value-type="float" office:value="0.991783">
                <text:p>0.991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240">
                <text:p>138240</text:p>
              </table:table-cell>
              <table:table-cell office:value-type="float" office:value="0.992004">
                <text:p>0.992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40">
                <text:p>162240</text:p>
              </table:table-cell>
              <table:table-cell office:value-type="float" office:value="0.992261">
                <text:p>0.992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160">
                <text:p>188160</text:p>
              </table:table-cell>
              <table:table-cell office:value-type="float" office:value="0.992402">
                <text:p>0.9924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00">
                <text:p>216000</text:p>
              </table:table-cell>
              <table:table-cell office:value-type="float" office:value="0.992604">
                <text:p>0.992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640">
                <text:p>230640</text:p>
              </table:table-cell>
              <table:table-cell office:value-type="float" office:value="0.992686">
                <text:p>0.992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760">
                <text:p>245760</text:p>
              </table:table-cell>
              <table:table-cell office:value-type="float" office:value="0.992845">
                <text:p>0.992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79cm" svg:y="0.316cm" chart:style-name="ch2">
          <text:p>CPU Implementation</text:p>
        </chart:title>
        <chart:subtitle svg:x="5.548cm" svg:y="1.301cm" chart:style-name="ch3">
          <text:p>Running time vs pixel count</text:p>
        </chart:subtitle>
        <chart:plot-area chart:style-name="ch4" table:cell-range-address="Sheet1.B2:Sheet1.B17 Sheet1.D1:Sheet1.D17" chart:data-source-has-labels="row" svg:x="1.331cm" svg:y="2.19cm" svg:width="14.349cm" svg:height="5.649cm">
          <chartooo:coordinate-region svg:x="1.952cm" svg:y="2.389cm" svg:width="13.172cm" svg:height="4.803cm"/>
          <chart:axis chart:dimension="x" chart:name="primary-x" chart:style-name="ch5">
            <chart:title svg:x="7.614cm" svg:y="8.019cm" chart:style-name="ch6">
              <text:p>Pixel Count</text:p>
            </chart:title>
          </chart:axis>
          <chart:axis chart:dimension="y" chart:name="primary-y" chart:style-name="ch5">
            <chart:title svg:x="0.451cm" svg:y="6.302cm" chart:style-name="ch7">
              <text:p>Running TIme (s)</text:p>
            </chart:title>
            <chart:grid chart:style-name="ch8" chart:class="major"/>
          </chart:axis>
          <chart:series chart:style-name="ch9" chart:values-cell-range-address="Sheet1.D2:Sheet1.D17" chart:label-cell-address="Sheet1.D1:Sheet1.D1" chart:class="chart:scatter">
            <chart:domain table:cell-range-address="Sheet1.B2:Sheet1.B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">
                <text:p>960</text:p>
                <draw:g>
                  <svg:desc>Sheet1.B2:Sheet1.B17</svg:desc>
                </draw:g>
              </table:table-cell>
              <table:table-cell office:value-type="float" office:value="0.395297">
                <text:p>0.395297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40">
                <text:p>3840</text:p>
              </table:table-cell>
              <table:table-cell office:value-type="float" office:value="0.795123">
                <text:p>0.795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40">
                <text:p>8640</text:p>
              </table:table-cell>
              <table:table-cell office:value-type="float" office:value="1.39465">
                <text:p>1.39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360">
                <text:p>15360</text:p>
              </table:table-cell>
              <table:table-cell office:value-type="float" office:value="2.31404">
                <text:p>2.31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0">
                <text:p>24000</text:p>
              </table:table-cell>
              <table:table-cell office:value-type="float" office:value="3.59145">
                <text:p>3.59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60">
                <text:p>34560</text:p>
              </table:table-cell>
              <table:table-cell office:value-type="float" office:value="4.95757">
                <text:p>4.95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440">
                <text:p>61440</text:p>
              </table:table-cell>
              <table:table-cell office:value-type="float" office:value="8.22188">
                <text:p>8.22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760">
                <text:p>77760</text:p>
              </table:table-cell>
              <table:table-cell office:value-type="float" office:value="10.451">
                <text:p>10.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000">
                <text:p>96000</text:p>
              </table:table-cell>
              <table:table-cell office:value-type="float" office:value="3.36448">
                <text:p>3.36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160">
                <text:p>116160</text:p>
              </table:table-cell>
              <table:table-cell office:value-type="float" office:value="16.3009">
                <text:p>16.3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240">
                <text:p>138240</text:p>
              </table:table-cell>
              <table:table-cell office:value-type="float" office:value="38.7784">
                <text:p>38.7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240">
                <text:p>162240</text:p>
              </table:table-cell>
              <table:table-cell office:value-type="float" office:value="43.9095">
                <text:p>43.9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8160">
                <text:p>188160</text:p>
              </table:table-cell>
              <table:table-cell office:value-type="float" office:value="50.576">
                <text:p>50.5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000">
                <text:p>216000</text:p>
              </table:table-cell>
              <table:table-cell office:value-type="float" office:value="2.79699">
                <text:p>2.79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640">
                <text:p>230640</text:p>
              </table:table-cell>
              <table:table-cell office:value-type="float" office:value="64.0795">
                <text:p>64.0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760">
                <text:p>245760</text:p>
              </table:table-cell>
              <table:table-cell office:value-type="float" office:value="66.7146">
                <text:p>66.7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